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125697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2" svg:x1="0.669cm" svg:y1="0.727cm" svg:x2="0.854cm" svg:y2="29.688cm"><text:p/></draw:line><draw:line text:anchor-type="paragraph" draw:z-index="1" draw:name="Forme1" draw:style-name="gr1" draw:text-style-name="P2" svg:x1="13.369cm" svg:y1="0.737cm" svg:x2="13.581cm" svg:y2="29.661cm"><text:p/></draw:line><draw:line text:anchor-type="paragraph" draw:z-index="2" draw:name="Forme1" draw:style-name="gr1" draw:text-style-name="P3" svg:x1="13.131cm" svg:y1="3.468cm" svg:x2="0.801cm" svg:y2="3.537cm"><text:p/></draw:line><draw:frame text:anchor-type="paragraph" draw:z-index="3" draw:name="Forme2" draw:style-name="gr2" draw:text-style-name="P4" svg:width="9.314cm" svg:height="0.747cm" svg:x="2.468cm" svg:y="0.727cm"><draw:text-box><text:p><text:span text:style-name="T2">----(Optional</text:span><text:span text:style-name="T3"> </text:span><text:span text:style-name="T2">Discovery</text:span><text:span text:style-name="T3"> </text:span><text:span text:style-name="T2">operation) ----</text:span></text:p></draw:text-box></draw:frame><draw:frame text:anchor-type="paragraph" draw:z-index="4" draw:name="Forme2" draw:style-name="gr3" draw:text-style-name="P4" svg:width="4.393cm" svg:height="0.8cm" svg:x="4.902cm" svg:y="1.647cm"><draw:text-box><text:p><text:span text:style-name="T3">Discover Request</text:span></text:p></draw:text-box></draw:frame><draw:line text:anchor-type="paragraph" draw:z-index="5" draw:name="Forme1" draw:style-name="gr1" draw:text-style-name="P2" svg:x1="0.96cm" svg:y1="2.447cm" svg:x2="13.157cm" svg:y2="2.383cm"><text:p/></draw:line><draw:frame text:anchor-type="paragraph" draw:z-index="6" draw:name="Forme2" draw:style-name="gr3" draw:text-style-name="P4" svg:width="4.605cm" svg:height="0.8cm" svg:x="5.114cm" svg:y="2.706cm"><draw:text-box><text:p><text:span text:style-name="T3">Discover Response</text:span></text:p></draw:text-box></draw:frame><draw:frame text:anchor-type="paragraph" draw:z-index="7" draw:name="Forme2" draw:style-name="gr2" draw:text-style-name="P4" svg:width="8.123cm" svg:height="0.747cm" svg:x="2.6cm" svg:y="3.896cm"><draw:text-box><text:p><text:span text:style-name="T2">----(End </text:span><text:span text:style-name="T2">Discovery</text:span><text:span text:style-name="T3"> </text:span><text:span text:style-name="T2">operation) ----</text:span></text:p></draw:text-box></draw:frame><draw:frame text:anchor-type="paragraph" draw:z-index="8" draw:name="Forme2" draw:style-name="gr2" draw:text-style-name="P4" svg:width="8.123cm" svg:height="0.747cm" svg:x="2.6cm" svg:y="4.643cm"><draw:text-box><text:p><text:span text:style-name="T2">----(Begin DTLS Handshake) ----</text:span></text:p></draw:text-box></draw:frame><draw:line text:anchor-type="paragraph" draw:z-index="9" draw:name="Forme1" draw:style-name="gr1" draw:text-style-name="P2" svg:x1="1.118cm" svg:y1="6.178cm" svg:x2="13.236cm" svg:y2="6.167cm"><text:p/></draw:line><draw:frame text:anchor-type="paragraph" draw:z-index="10" draw:name="Forme2" draw:style-name="gr3" draw:text-style-name="P4" svg:width="3.096cm" svg:height="0.8cm" svg:x="5.484cm" svg:y="5.389cm"><draw:text-box><text:p><text:span text:style-name="T3">Client Hello</text:span></text:p></draw:text-box></draw:frame><draw:line text:anchor-type="paragraph" draw:z-index="11" draw:name="Forme1" draw:style-name="gr1" draw:text-style-name="P2" svg:x1="0.801cm" svg:y1="8.68cm" svg:x2="13.369cm" svg:y2="8.574cm"><text:p/></draw:line><draw:line text:anchor-type="paragraph" draw:z-index="12" draw:name="Forme1" draw:style-name="gr1" draw:text-style-name="P3" svg:x1="13.131cm" svg:y1="7.41cm" svg:x2="0.93cm" svg:y2="7.479cm"><text:p/></draw:line><draw:frame text:anchor-type="paragraph" draw:z-index="13" draw:name="Forme2" draw:style-name="gr4" draw:text-style-name="P4" svg:width="8.15cm" svg:height="0.652cm" svg:x="2.759cm" svg:y="6.505cm"><draw:text-box><text:p><text:span text:style-name="T3">HelloVerifyRequest (with cookie)</text:span></text:p></draw:text-box></draw:frame><draw:frame text:anchor-type="paragraph" draw:z-index="14" draw:name="Forme2" draw:style-name="gr3" draw:text-style-name="P4" svg:width="6.086cm" svg:height="0.8cm" svg:x="4.082cm" svg:y="7.775cm"><draw:text-box><text:p><text:span text:style-name="T3">Client Hello with Cookie</text:span></text:p></draw:text-box></draw:frame><draw:line text:anchor-type="paragraph" draw:z-index="15" draw:name="Forme1" draw:style-name="gr1" draw:text-style-name="P3" svg:x1="13.184cm" svg:y1="9.738cm" svg:x2="0.801cm" svg:y2="9.78cm"><text:p/></draw:line><draw:frame text:anchor-type="paragraph" draw:z-index="16" draw:name="Forme2" draw:style-name="gr5" draw:text-style-name="P6" svg:width="9.102cm" svg:height="0.678cm" svg:x="2.574cm" svg:y="8.966cm"><draw:text-box><text:p text:style-name="P5"><text:span text:style-name="T4">ServerHello, Certificate, ServerHelloDone</text:span></text:p></draw:text-box></draw:frame><draw:frame text:anchor-type="paragraph" draw:z-index="17" draw:name="Forme2" draw:style-name="gr6" draw:text-style-name="P4" svg:width="9.341cm" svg:height="0.652cm" svg:x="2.388cm" svg:y="9.929cm"><draw:text-box><text:p><text:span text:style-name="T2">--(WTP callout for AC authorization)--</text:span></text:p></draw:text-box></draw:frame><draw:line text:anchor-type="paragraph" draw:z-index="18" draw:name="Forme1" draw:style-name="gr1" draw:text-style-name="P2" svg:x1="1.012cm" svg:y1="12.342cm" svg:x2="13.368cm" svg:y2="12.305cm"><text:p/></draw:line><draw:frame text:anchor-type="paragraph" draw:z-index="19" draw:name="Forme2" draw:style-name="gr7" draw:text-style-name="P6" svg:width="12.33cm" svg:height="1.34cm" svg:x="1.039cm" svg:y="10.807cm"><draw:text-box><text:p text:style-name="P5"><text:span text:style-name="T4">Certificate (optional), ClientKeyExchange,</text:span></text:p><text:p text:style-name="P5"><text:span text:style-name="T4">CertificateVerify (optional), ChangeCipherSpec, Finished</text:span></text:p></draw:text-box></draw:frame><draw:frame text:anchor-type="paragraph" draw:z-index="20" draw:name="Forme2" draw:style-name="gr2" draw:text-style-name="P4" svg:width="9.579cm" svg:height="0.747cm" svg:x="2.282cm" svg:y="12.522cm"><draw:text-box><text:p><text:span text:style-name="T2">--(AC callout for WTP authorization)--</text:span></text:p></draw:text-box></draw:frame><draw:frame text:anchor-type="paragraph" draw:z-index="22" draw:name="Forme2" draw:style-name="gr2" draw:text-style-name="P4" svg:width="7.277cm" svg:height="0.747cm" svg:x="3.103cm" svg:y="13.268cm"><draw:text-box><text:p><text:span text:style-name="T2">ChangeCipherSpec, Finished</text:span></text:p></draw:text-box></draw:frame><draw:line text:anchor-type="paragraph" draw:z-index="21" draw:name="Forme1" draw:style-name="gr1" draw:text-style-name="P3" svg:x1="13.157cm" svg:y1="13.998cm" svg:x2="0.801cm" svg:y2="14.067cm"><text:p/></draw:line><draw:frame text:anchor-type="paragraph" draw:z-index="23" draw:name="Forme2" draw:style-name="gr2" draw:text-style-name="P4" svg:width="6.457cm" svg:height="0.747cm" svg:x="4.029cm" svg:y="14.374cm"><draw:text-box><text:p><text:span text:style-name="T2">--(Session DTLS etablie)--</text:span></text:p></draw:text-box></draw:frame><draw:line text:anchor-type="paragraph" draw:z-index="24" draw:name="Forme1" draw:style-name="gr1" draw:text-style-name="P2" svg:x1="0.933cm" svg:y1="15.861cm" svg:x2="13.368cm" svg:y2="15.85cm"><text:p/></draw:line><draw:frame text:anchor-type="paragraph" draw:z-index="25" draw:name="Forme2" draw:style-name="gr2" draw:text-style-name="P4" svg:width="3.255cm" svg:height="0.747cm" svg:x="5.563cm" svg:y="15.104cm"><draw:text-box><text:p><text:span text:style-name="T2">Join Request</text:span></text:p></draw:text-box></draw:frame><draw:line text:anchor-type="paragraph" draw:z-index="26" draw:name="Forme1" draw:style-name="gr1" draw:text-style-name="P3" svg:x1="13.236cm" svg:y1="16.829cm" svg:x2="0.801cm" svg:y2="16.871cm"><text:p/></draw:line><draw:frame text:anchor-type="paragraph" draw:z-index="27" draw:name="Forme2" draw:style-name="gr8" draw:text-style-name="P4" svg:width="3.467cm" svg:height="0.652cm" svg:x="5.457cm" svg:y="16.078cm"><draw:text-box><text:p><text:span text:style-name="T2">Join Response</text:span></text:p></draw:text-box></draw:frame><draw:frame text:anchor-type="paragraph" draw:z-index="28" draw:name="Forme2" draw:style-name="gr2" draw:text-style-name="P4" svg:width="6.457cm" svg:height="0.747cm" svg:x="4.029cm" svg:y="17.02cm"><draw:text-box><text:p><text:span text:style-name="T2">--(Etat joint complétée)--</text:span></text:p></draw:text-box></draw:frame><draw:line text:anchor-type="paragraph" draw:z-index="29" draw:name="Forme1" draw:style-name="gr1" draw:text-style-name="P2" svg:x1="0.933cm" svg:y1="19.301cm" svg:x2="13.368cm" svg:y2="19.237cm"><text:p/></draw:line><draw:frame text:anchor-type="paragraph" draw:z-index="30" draw:name="Forme2" draw:style-name="gr9" draw:text-style-name="P4" svg:width="7.25cm" svg:height="0.652cm" svg:x="3.235cm" svg:y="18.422cm"><draw:text-box><text:p><text:span text:style-name="T2">Configuration Status Request</text:span></text:p></draw:text-box></draw:frame><draw:frame text:anchor-type="paragraph" draw:z-index="31" draw:name="Forme2" draw:style-name="gr10" draw:text-style-name="P4" svg:width="7.885cm" svg:height="0.652cm" svg:x="3.023cm" svg:y="17.771cm"><draw:text-box><text:p><text:span text:style-name="T2">--(Image </text:span><text:span text:style-name="T5">supposée</text:span><text:span text:style-name="T2"> mise à jour)--</text:span></text:p></draw:text-box></draw:frame><draw:line text:anchor-type="paragraph" draw:z-index="32" draw:name="Forme1" draw:style-name="gr1" draw:text-style-name="P3" svg:x1="13.237cm" svg:y1="20.189cm" svg:x2="0.93cm" svg:y2="20.284cm"><text:p/></draw:line><draw:frame text:anchor-type="paragraph" draw:z-index="33" draw:name="Forme2" draw:style-name="gr11" draw:text-style-name="P4" svg:width="7.515cm" svg:height="0.789cm" svg:x="3.129cm" svg:y="19.48cm"><draw:text-box><text:p><text:span text:style-name="T2">Configuration Status Response</text:span></text:p></draw:text-box></draw:frame><draw:line text:anchor-type="paragraph" draw:z-index="34" draw:name="Forme1" draw:style-name="gr1" draw:text-style-name="P2" svg:x1="1.012cm" svg:y1="21.92cm" svg:x2="13.368cm" svg:y2="21.883cm"><text:p/></draw:line><draw:frame text:anchor-type="paragraph" draw:z-index="35" draw:name="Forme2" draw:style-name="gr12" draw:text-style-name="P4" svg:width="8.864cm" svg:height="0.652cm" svg:x="2.679cm" svg:y="20.401cm"><draw:text-box><text:p><text:span text:style-name="T2">--(état de Configuration complétée</text:span><text:span text:style-name="T2">)--</text:span></text:p></draw:text-box></draw:frame><draw:frame text:anchor-type="paragraph" draw:z-index="36" draw:name="Forme2" draw:style-name="gr11" draw:text-style-name="P4" svg:width="6.959cm" svg:height="0.789cm" svg:x="3.764cm" svg:y="21.052cm"><draw:text-box><text:p><text:span text:style-name="T2">Change state Event Request</text:span></text:p></draw:text-box></draw:frame><draw:line text:anchor-type="paragraph" draw:z-index="37" draw:name="Forme1" draw:style-name="gr1" draw:text-style-name="P3" svg:x1="13.369cm" svg:y1="22.835cm" svg:x2="0.801cm" svg:y2="22.877cm"><text:p/></draw:line><draw:frame text:anchor-type="paragraph" draw:z-index="38" draw:name="Forme2" draw:style-name="gr13" draw:text-style-name="P4" svg:width="7.224cm" svg:height="0.652cm" svg:x="3.632cm" svg:y="22.073cm"><draw:text-box><text:p><text:span text:style-name="T2">Change state Event Response</text:span></text:p></draw:text-box></draw:frame><draw:frame text:anchor-type="paragraph" draw:z-index="39" draw:name="Forme2" draw:style-name="gr14" draw:text-style-name="P4" svg:width="11.246cm" svg:height="0.715cm" svg:x="1.78cm" svg:y="22.994cm"><draw:text-box><text:p><text:span text:style-name="T2">--(état de vérification de données complétée)--</text:span></text:p></draw:text-box></draw:frame><draw:frame text:anchor-type="paragraph" draw:z-index="40" draw:name="Forme2" draw:style-name="gr14" draw:text-style-name="P4" svg:width="7.621cm" svg:height="0.715cm" svg:x="3.447cm" svg:y="23.708cm"><draw:text-box><text:p><text:span text:style-name="T2">--(Entrée en état d’execution )--</text:span></text:p></draw:text-box></draw:frame><draw:line text:anchor-type="paragraph" draw:z-index="41" draw:name="Forme1" draw:style-name="gr1" draw:text-style-name="P2" svg:x1="1.012cm" svg:y1="25.518cm" svg:x2="13.368cm" svg:y2="25.481cm"><text:p/></draw:line><draw:frame text:anchor-type="paragraph" draw:z-index="42" draw:name="Forme2" draw:style-name="gr11" draw:text-style-name="P4" svg:width="3.414cm" svg:height="0.789cm" svg:x="5.616cm" svg:y="24.73cm"><draw:text-box><text:p><text:span text:style-name="T2">Echo Request</text:span></text:p></draw:text-box></draw:frame><draw:line text:anchor-type="paragraph" draw:z-index="43" draw:name="Forme1" draw:style-name="gr1" draw:text-style-name="P3" svg:x1="13.422cm" svg:y1="26.487cm" svg:x2="0.854cm" svg:y2="26.529cm"><text:p/></draw:line><draw:frame text:anchor-type="paragraph" draw:z-index="44" draw:name="Forme2" draw:style-name="gr10" draw:text-style-name="P4" svg:width="3.811cm" svg:height="0.652cm" svg:x="5.59cm" svg:y="25.598cm"><draw:text-box><text:p><text:span text:style-name="T2">Echo Response</text:span></text:p></draw:text-box></draw:frame><draw:line text:anchor-type="paragraph" draw:z-index="45" draw:name="Forme1" draw:style-name="gr1" draw:text-style-name="P2" svg:x1="1.012cm" svg:y1="28.005cm" svg:x2="13.368cm" svg:y2="27.968cm"><text:p/></draw:line><draw:line text:anchor-type="paragraph" draw:z-index="46" draw:name="Forme1" draw:style-name="gr1" draw:text-style-name="P3" svg:x1="13.423cm" svg:y1="28.857cm" svg:x2="0.854cm" svg:y2="28.899cm"><text:p/></draw:line><draw:frame text:anchor-type="paragraph" draw:z-index="47" draw:name="Forme2" draw:style-name="gr15" draw:text-style-name="P4" svg:width="3.758cm" svg:height="0.726cm" svg:x="5.669cm" svg:y="27.032cm"><draw:text-box><text:p><text:span text:style-name="T2">Event Request</text:span></text:p></draw:text-box></draw:frame><draw:frame text:anchor-type="paragraph" draw:z-index="48" draw:name="Forme2" draw:style-name="gr16" draw:text-style-name="P4" svg:width="4.022cm" svg:height="0.694cm" svg:x="5.537cm" svg:y="28.206cm"><draw:text-box><text:p><text:span text:style-name="T2">Event Response</text:span></text:p></draw:text-box></draw:frame><draw:frame text:anchor-type="paragraph" draw:z-index="49" draw:name="Forme2" draw:style-name="gr17" draw:text-style-name="P4" svg:width="0.715cm" svg:height="0.652cm" svg:x="7.23cm" svg:y="26.524cm"><draw:text-box><text:p><text:span text:style-name="T2">:::</text:span></text:p></draw:text-box></draw:frame><draw:frame text:anchor-type="paragraph" draw:z-index="50" draw:name="Forme2" draw:style-name="gr16" draw:text-style-name="P4" svg:width="0.715cm" svg:height="0.694cm" svg:x="7.31cm" svg:y="28.9cm"><draw:text-box><text:p><text:span text:style-name="T2">:::</text:span></text:p></draw:text-box></draw:frame><draw:frame text:anchor-type="paragraph" draw:z-index="51" draw:name="Forme2" draw:style-name="gr17" draw:text-style-name="P4" svg:width="0.715cm" svg:height="0.652cm" svg:x="7.071cm" svg:y="24.248cm"><draw:text-box><text:p><text:span text:style-name="T2">:::</text:span></text:p></draw:text-box></draw:frame><text:span text:style-name="T1">WTP</text:span> <text:s text:c="107"/><text:span text:style-name="T1">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00:13.777765418</meta:creation-date>
    <dc:date>2017-10-02T15:14:28.665953883</dc:date>
    <meta:editing-duration>PT2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13" meta:non-whitespace-character-count="5"/>
  </office:meta>
</office:document-meta>
</file>